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DejaVu Sans1"/>
    </style:style>
    <style:style style:name="P2" style:family="paragraph" style:parent-style-name="Text_20_body">
      <style:text-properties style:font-name="DejaVu Sans1" officeooo:rsid="00002407" officeooo:paragraph-rsid="00002407"/>
    </style:style>
    <style:style style:name="P3" style:family="paragraph" style:parent-style-name="Text_20_body">
      <style:text-properties style:font-name="DejaVu Sans1" officeooo:rsid="0000d246" officeooo:paragraph-rsid="0000d246"/>
    </style:style>
    <style:style style:name="P4" style:family="paragraph" style:parent-style-name="Text_20_body">
      <style:text-properties style:font-name="DejaVu Sans1" officeooo:rsid="000a9f83" officeooo:paragraph-rsid="000a9f83"/>
    </style:style>
    <style:style style:name="P5" style:family="paragraph" style:parent-style-name="Text_20_body">
      <style:text-properties style:font-name="DejaVu Sans1" officeooo:rsid="002849f4" officeooo:paragraph-rsid="002849f4"/>
    </style:style>
    <style:style style:name="P6" style:family="paragraph" style:parent-style-name="Text_20_body">
      <style:text-properties officeooo:paragraph-rsid="0062609a"/>
    </style:style>
    <style:style style:name="P7" style:family="paragraph" style:parent-style-name="Text_20_body">
      <style:text-properties fo:font-weight="bold" officeooo:paragraph-rsid="0062609a" style:font-weight-asian="bold" style:font-weight-complex="bold"/>
    </style:style>
    <style:style style:name="P8" style:family="paragraph" style:parent-style-name="Text_20_body">
      <style:text-properties officeooo:rsid="0085734b" officeooo:paragraph-rsid="0085734b"/>
    </style:style>
    <style:style style:name="P9" style:family="paragraph" style:parent-style-name="Text_20_body">
      <style:text-properties officeooo:rsid="00884a01" officeooo:paragraph-rsid="00884a01"/>
    </style:style>
    <style:style style:name="P10" style:family="paragraph" style:parent-style-name="Text_20_body">
      <style:text-properties officeooo:paragraph-rsid="0031b347"/>
    </style:style>
    <style:style style:name="P11" style:family="paragraph" style:parent-style-name="Text_20_body">
      <style:text-properties officeooo:rsid="009430e6" officeooo:paragraph-rsid="009430e6"/>
    </style:style>
    <style:style style:name="P12" style:family="paragraph" style:parent-style-name="Text_20_body">
      <style:text-properties officeooo:rsid="00ca97ec" officeooo:paragraph-rsid="00ca97ec"/>
    </style:style>
    <style:style style:name="P13" style:family="paragraph" style:parent-style-name="Text_20_body">
      <style:paragraph-properties fo:text-align="center" style:justify-single-word="false"/>
      <style:text-properties officeooo:rsid="000a9f83" officeooo:paragraph-rsid="000a9f83"/>
    </style:style>
    <style:style style:name="P14" style:family="paragraph" style:parent-style-name="Text_20_body">
      <style:text-properties officeooo:rsid="00f7c22b" officeooo:paragraph-rsid="00f7c22b"/>
    </style:style>
    <style:style style:name="P15" style:family="paragraph" style:parent-style-name="Text_20_body">
      <style:text-properties officeooo:rsid="00fd54a6" officeooo:paragraph-rsid="00fd54a6"/>
    </style:style>
    <style:style style:name="P16" style:family="paragraph" style:parent-style-name="Text_20_body">
      <style:text-properties officeooo:rsid="01006cf6" officeooo:paragraph-rsid="01006cf6"/>
    </style:style>
    <style:style style:name="P17" style:family="paragraph" style:parent-style-name="Text_20_body">
      <style:text-properties officeooo:rsid="01026e9b" officeooo:paragraph-rsid="01026e9b"/>
    </style:style>
    <style:style style:name="P18" style:family="paragraph" style:parent-style-name="Text_20_body">
      <style:text-properties officeooo:rsid="0105bb8e" officeooo:paragraph-rsid="0105bb8e"/>
    </style:style>
    <style:style style:name="P19" style:family="paragraph" style:parent-style-name="Text_20_body">
      <style:text-properties officeooo:rsid="01129aab" officeooo:paragraph-rsid="01129aab"/>
    </style:style>
    <style:style style:name="P20" style:family="paragraph" style:parent-style-name="Text_20_body">
      <style:text-properties fo:font-weight="normal" officeooo:rsid="0062609a" officeooo:paragraph-rsid="0062609a" style:font-weight-asian="normal" style:font-weight-complex="normal"/>
    </style:style>
    <style:style style:name="P21" style:family="paragraph" style:parent-style-name="Text_20_body">
      <style:text-properties fo:font-weight="normal" officeooo:rsid="0120b3ad" officeooo:paragraph-rsid="0120b3ad" style:font-weight-asian="normal" style:font-weight-complex="normal"/>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Heading_20_1" style:list-style-name="">
      <style:text-properties style:font-name="DejaVu Sans1" fo:font-size="18.2000007629395pt" fo:font-weight="bold" officeooo:rsid="0003c647" officeooo:paragraph-rsid="0003c647" style:font-name-asian="Noto Sans CJK SC" style:font-size-asian="18.2000007629395pt" style:font-weight-asian="bold" style:font-name-complex="Noto Sans Devanagari" style:font-size-complex="18.2000007629395pt" style:font-weight-complex="bold"/>
    </style:style>
    <style:style style:name="P26" style:family="paragraph" style:parent-style-name="Heading_20_1" style:list-style-name="">
      <style:text-properties style:font-name="DejaVu Sans1" fo:font-size="18.2000007629395pt" fo:font-weight="bold" officeooo:rsid="00055624" officeooo:paragraph-rsid="00055624" style:font-name-asian="Noto Sans CJK SC" style:font-size-asian="18.2000007629395pt" style:font-weight-asian="bold" style:font-name-complex="Noto Sans Devanagari" style:font-size-complex="18.2000007629395pt" style:font-weight-complex="bold"/>
    </style:style>
    <style:style style:name="P27" style:family="paragraph" style:parent-style-name="Heading_20_1" style:list-style-name="">
      <style:text-properties style:font-name="DejaVu Sans1" fo:font-size="18.2000007629395pt" fo:font-weight="bold" officeooo:rsid="0009408c" officeooo:paragraph-rsid="0009408c" style:font-name-asian="Noto Sans CJK SC" style:font-size-asian="18.2000007629395pt" style:font-weight-asian="bold" style:font-name-complex="Noto Sans Devanagari" style:font-size-complex="18.2000007629395pt" style:font-weight-complex="bold"/>
    </style:style>
    <style:style style:name="P28" style:family="paragraph" style:parent-style-name="Heading_20_1" style:list-style-name="">
      <style:text-properties style:font-name="DejaVu Sans1" fo:font-size="18.2000007629395pt" fo:font-weight="bold" officeooo:rsid="000a9f83" officeooo:paragraph-rsid="000a9f83" style:font-name-asian="Noto Sans CJK SC" style:font-size-asian="18.2000007629395pt" style:font-weight-asian="bold" style:font-name-complex="Noto Sans Devanagari" style:font-size-complex="18.2000007629395pt" style:font-weight-complex="bold"/>
    </style:style>
    <style:style style:name="P29" style:family="paragraph" style:parent-style-name="Heading_20_1">
      <style:text-properties style:font-name="DejaVu Sans1" fo:font-size="18.2000007629395pt" fo:font-weight="bold" officeooo:rsid="000a9f83" officeooo:paragraph-rsid="000a9f83" style:font-name-asian="Noto Sans CJK SC" style:font-size-asian="18.2000007629395pt" style:font-weight-asian="bold" style:font-name-complex="Noto Sans Devanagari" style:font-size-complex="18.2000007629395pt" style:font-weight-complex="bold"/>
    </style:style>
    <style:style style:name="P30" style:family="paragraph" style:parent-style-name="Heading_20_1">
      <style:paragraph-properties fo:break-before="page"/>
      <style:text-properties style:font-name="DejaVu Sans1" fo:font-size="18.2000007629395pt" fo:font-weight="bold" officeooo:rsid="0003c647" officeooo:paragraph-rsid="0003c647" style:font-name-asian="Noto Sans CJK SC" style:font-size-asian="18.2000007629395pt" style:font-weight-asian="bold" style:font-name-complex="Noto Sans Devanagari" style:font-size-complex="18.2000007629395pt" style:font-weight-complex="bold"/>
    </style:style>
    <style:style style:name="P31" style:family="paragraph" style:parent-style-name="Heading_20_1">
      <style:paragraph-properties fo:break-before="page"/>
      <style:text-properties style:font-name="DejaVu Sans1" fo:font-size="18.2000007629395pt" fo:font-weight="bold" officeooo:rsid="00055624" officeooo:paragraph-rsid="00055624" style:font-name-asian="Noto Sans CJK SC" style:font-size-asian="18.2000007629395pt" style:font-weight-asian="bold" style:font-name-complex="Noto Sans Devanagari" style:font-size-complex="18.2000007629395pt" style:font-weight-complex="bold"/>
    </style:style>
    <style:style style:name="P32" style:family="paragraph" style:parent-style-name="Heading_20_1">
      <style:paragraph-properties fo:break-before="page"/>
      <style:text-properties style:font-name="DejaVu Sans1" fo:font-size="18.2000007629395pt" fo:font-weight="bold" officeooo:rsid="0009408c" officeooo:paragraph-rsid="0009408c" style:font-name-asian="Noto Sans CJK SC" style:font-size-asian="18.2000007629395pt" style:font-weight-asian="bold" style:font-name-complex="Noto Sans Devanagari" style:font-size-complex="18.2000007629395pt" style:font-weight-complex="bold"/>
    </style:style>
    <style:style style:name="P33" style:family="paragraph" style:parent-style-name="Heading_20_1">
      <style:paragraph-properties fo:break-before="page"/>
      <style:text-properties style:font-name="DejaVu Sans1" fo:font-size="18.2000007629395pt" fo:font-weight="bold" officeooo:rsid="000a9f83" officeooo:paragraph-rsid="000a9f83" style:font-name-asian="Noto Sans CJK SC" style:font-size-asian="18.2000007629395pt" style:font-weight-asian="bold" style:font-name-complex="Noto Sans Devanagari" style:font-size-complex="18.2000007629395pt" style:font-weight-complex="bold"/>
    </style:style>
    <style:style style:name="P34" style:family="paragraph" style:parent-style-name="Heading_20_1">
      <style:paragraph-properties fo:break-before="page"/>
      <style:text-properties style:font-name="DejaVu Sans1" officeooo:rsid="005ed105" officeooo:paragraph-rsid="005ed105"/>
    </style:style>
    <style:style style:name="P35" style:family="paragraph" style:parent-style-name="Heading_20_2">
      <style:text-properties style:font-name="DejaVu Sans1" officeooo:rsid="0000d246" officeooo:paragraph-rsid="0000d246"/>
    </style:style>
    <style:style style:name="P36" style:family="paragraph" style:parent-style-name="Heading_20_2">
      <style:text-properties style:font-name="DejaVu Sans1" officeooo:rsid="000a9f83" officeooo:paragraph-rsid="000a9f83"/>
    </style:style>
    <style:style style:name="P37" style:family="paragraph" style:parent-style-name="Heading_20_2">
      <style:text-properties style:font-name="DejaVu Sans1" officeooo:rsid="002849f4" officeooo:paragraph-rsid="002849f4"/>
    </style:style>
    <style:style style:name="P38" style:family="paragraph" style:parent-style-name="Heading_20_2">
      <style:text-properties style:font-name="DejaVu Sans1" officeooo:rsid="0031b347" officeooo:paragraph-rsid="0031b347"/>
    </style:style>
    <style:style style:name="P39" style:family="paragraph" style:parent-style-name="Heading_20_2">
      <style:text-properties style:font-name="DejaVu Sans1" officeooo:rsid="0033af88" officeooo:paragraph-rsid="0033af88"/>
    </style:style>
    <style:style style:name="P40" style:family="paragraph" style:parent-style-name="Heading_20_2">
      <style:text-properties officeooo:rsid="009c971e" officeooo:paragraph-rsid="009c971e"/>
    </style:style>
    <style:style style:name="P41" style:family="paragraph" style:parent-style-name="Heading_20_3">
      <style:text-properties style:font-name="DejaVu Sans1" fo:font-size="14.1000003814697pt" fo:font-weight="bold" officeooo:rsid="000a9f83" officeooo:paragraph-rsid="000a9f83" style:font-name-asian="Noto Sans CJK SC" style:font-size-asian="14.1000003814697pt" style:font-weight-asian="bold" style:font-name-complex="Noto Sans Devanagari" style:font-size-complex="14.1000003814697pt" style:font-weight-complex="bold"/>
    </style:style>
    <style:style style:name="P42" style:family="paragraph" style:parent-style-name="Heading_20_3">
      <style:text-properties style:font-name="DejaVu Sans1" officeooo:rsid="000a9f83" officeooo:paragraph-rsid="000a9f83"/>
    </style:style>
    <style:style style:name="P43" style:family="paragraph" style:parent-style-name="Heading_20_3">
      <style:text-properties style:font-name="DejaVu Sans1" officeooo:rsid="0031b347" officeooo:paragraph-rsid="0031b347"/>
    </style:style>
    <style:style style:name="P44" style:family="paragraph" style:parent-style-name="Text_20_body">
      <style:text-properties style:font-name="DejaVu Sans1" officeooo:rsid="00ca97ec" officeooo:paragraph-rsid="00ca97ec"/>
    </style:style>
    <style:style style:name="P45" style:family="paragraph" style:parent-style-name="Text_20_body">
      <style:text-properties style:font-name="DejaVu Sans1" officeooo:rsid="009430e6" officeooo:paragraph-rsid="0031b347"/>
    </style:style>
    <style:style style:name="P46" style:family="paragraph" style:parent-style-name="Text_20_body">
      <style:text-properties style:font-name="DejaVu Sans1" officeooo:rsid="009430e6" officeooo:paragraph-rsid="009430e6"/>
    </style:style>
    <style:style style:name="P47" style:family="paragraph" style:parent-style-name="Text_20_body">
      <style:text-properties officeooo:rsid="01129aab" officeooo:paragraph-rsid="01129aab"/>
    </style:style>
    <style:style style:name="P48" style:family="paragraph" style:parent-style-name="Text_20_body">
      <style:text-properties officeooo:rsid="012542a4" officeooo:paragraph-rsid="012542a4"/>
    </style:style>
    <style:style style:name="P49" style:family="paragraph" style:parent-style-name="Text_20_body">
      <style:text-properties officeooo:rsid="012a4130" officeooo:paragraph-rsid="012a4130"/>
    </style:style>
    <style:style style:name="P50" style:family="paragraph" style:parent-style-name="Text_20_body">
      <style:text-properties officeooo:rsid="012c28db" officeooo:paragraph-rsid="012c28db"/>
    </style:style>
    <style:style style:name="P51" style:family="paragraph" style:parent-style-name="Text_20_body">
      <style:text-properties officeooo:rsid="013501f0" officeooo:paragraph-rsid="013501f0"/>
    </style:style>
    <style:style style:name="P52" style:family="paragraph" style:parent-style-name="Text_20_body">
      <style:text-properties officeooo:rsid="01391a61" officeooo:paragraph-rsid="01391a61"/>
    </style:style>
    <style:style style:name="P53" style:family="paragraph" style:parent-style-name="Text_20_body">
      <style:text-properties officeooo:rsid="013e4284" officeooo:paragraph-rsid="013e4284"/>
    </style:style>
    <style:style style:name="P54" style:family="paragraph" style:parent-style-name="Text_20_body">
      <style:text-properties officeooo:rsid="0140cedf" officeooo:paragraph-rsid="0140cedf"/>
    </style:style>
    <style:style style:name="P55" style:family="paragraph" style:parent-style-name="Text_20_body">
      <style:paragraph-properties fo:break-before="column"/>
      <style:text-properties officeooo:rsid="012c28db" officeooo:paragraph-rsid="012c28db"/>
    </style:style>
    <style:style style:name="T1" style:family="text">
      <style:text-properties officeooo:rsid="0053004f"/>
    </style:style>
    <style:style style:name="T2" style:family="text">
      <style:text-properties officeooo:rsid="0062609a"/>
    </style:style>
    <style:style style:name="T3" style:family="text">
      <style:text-properties fo:font-weight="normal" style:font-weight-asian="normal" style:font-weight-complex="normal"/>
    </style:style>
    <style:style style:name="T4" style:family="text">
      <style:text-properties style:font-name="DejaVu Sans1"/>
    </style:style>
    <style:style style:name="T5" style:family="text">
      <style:text-properties style:font-name="DejaVu Sans1" officeooo:rsid="0031b347"/>
    </style:style>
    <style:style style:name="T6" style:family="text">
      <style:text-properties style:font-name="DejaVu Sans1" officeooo:rsid="009430e6"/>
    </style:style>
    <style:style style:name="T7" style:family="text">
      <style:text-properties style:font-name="DejaVu Sans1" officeooo:rsid="000a9f83"/>
    </style:style>
    <style:style style:name="T8" style:family="text">
      <style:text-properties fo:color="#282828" loext:opacity="100%" style:font-name="DejaVu San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NU LINUX</text:p>
      <text:p text:style-name="P13">Class: E1FI2<text:line-break/>Teacher: Christian Heidt<text:line-break/>Presentation held by: Julian Piele<text:span text:style-name="T1">s</text:span><text:line-break/>2020 / 202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105_2204658071" text:style-name="Index_20_Link" text:visited-style-name="Index_20_Link">INTRODUCTION<text:tab/>3</text:a></text:p>
          <text:p text:style-name="P22"><text:a xlink:type="simple" xlink:href="#__RefHeading___Toc107_2204658071" text:style-name="Index_20_Link" text:visited-style-name="Index_20_Link">HISTORY<text:tab/>4</text:a></text:p>
          <text:p text:style-name="P23"><text:a xlink:type="simple" xlink:href="#__RefHeading___Toc127_2204658071" text:style-name="Index_20_Link" text:visited-style-name="Index_20_Link">UNIX<text:tab/>4</text:a></text:p>
          <text:p text:style-name="P23"><text:a xlink:type="simple" xlink:href="#__RefHeading___Toc129_2204658071" text:style-name="Index_20_Link" text:visited-style-name="Index_20_Link">GNU<text:tab/>4</text:a></text:p>
          <text:p text:style-name="P23"><text:a xlink:type="simple" xlink:href="#__RefHeading___Toc131_2204658071" text:style-name="Index_20_Link" text:visited-style-name="Index_20_Link">LINUX<text:tab/>4</text:a></text:p>
          <text:p text:style-name="P22"><text:a xlink:type="simple" xlink:href="#__RefHeading___Toc109_2204658071" text:style-name="Index_20_Link" text:visited-style-name="Index_20_Link">PHILOSOPHY<text:tab/>5</text:a></text:p>
          <text:p text:style-name="P23"><text:a xlink:type="simple" xlink:href="#__RefHeading___Toc133_2204658071" text:style-name="Index_20_Link" text:visited-style-name="Index_20_Link">UNIX<text:tab/>5</text:a></text:p>
          <text:p text:style-name="P23"><text:a xlink:type="simple" xlink:href="#__RefHeading___Toc135_2204658071" text:style-name="Index_20_Link" text:visited-style-name="Index_20_Link">FREE SOFTWARE<text:tab/>5</text:a></text:p>
          <text:p text:style-name="P24"><text:a xlink:type="simple" xlink:href="#__RefHeading___Toc138_2204658071" text:style-name="Index_20_Link" text:visited-style-name="Index_20_Link">FREEDOM 0<text:tab/>5</text:a></text:p>
          <text:p text:style-name="P24"><text:a xlink:type="simple" xlink:href="#__RefHeading___Toc140_2204658071" text:style-name="Index_20_Link" text:visited-style-name="Index_20_Link">FREEDOM 1<text:tab/>5</text:a></text:p>
          <text:p text:style-name="P24"><text:a xlink:type="simple" xlink:href="#__RefHeading___Toc142_2204658071" text:style-name="Index_20_Link" text:visited-style-name="Index_20_Link">FREEDOM 2<text:tab/>5</text:a></text:p>
          <text:p text:style-name="P24"><text:a xlink:type="simple" xlink:href="#__RefHeading___Toc144_2204658071" text:style-name="Index_20_Link" text:visited-style-name="Index_20_Link">FREEDOM 3<text:tab/>5</text:a></text:p>
          <text:p text:style-name="P22"><text:a xlink:type="simple" xlink:href="#__RefHeading___Toc111_2204658071" text:style-name="Index_20_Link" text:visited-style-name="Index_20_Link">ARCHITECTURE<text:tab/>6</text:a></text:p>
          <text:p text:style-name="P23"><text:a xlink:type="simple" xlink:href="#__RefHeading___Toc153_2204658071" text:style-name="Index_20_Link" text:visited-style-name="Index_20_Link">OPERATING SYSTEM<text:tab/>6</text:a></text:p>
          <text:p text:style-name="P23"><text:a xlink:type="simple" xlink:href="#__RefHeading___Toc155_2204658071" text:style-name="Index_20_Link" text:visited-style-name="Index_20_Link">OVERALL STRUCTURE<text:tab/>6</text:a></text:p>
          <text:p text:style-name="P23"><text:a xlink:type="simple" xlink:href="#__RefHeading___Toc157_2204658071" text:style-name="Index_20_Link" text:visited-style-name="Index_20_Link">COMPONENTS EXPLAINED IN DETAIL<text:tab/>6</text:a></text:p>
          <text:p text:style-name="P24"><text:a xlink:type="simple" xlink:href="#__RefHeading___Toc159_2204658071" text:style-name="Index_20_Link" text:visited-style-name="Index_20_Link">HARDWARE<text:tab/>6</text:a></text:p>
          <text:p text:style-name="P23"><text:a xlink:type="simple" xlink:href="#__RefHeading___Toc161_2204658071" text:style-name="Index_20_Link" text:visited-style-name="Index_20_Link">KERNEL<text:tab/>6</text:a></text:p>
          <text:p text:style-name="P24"><text:a xlink:type="simple" xlink:href="#__RefHeading___Toc163_2204658071" text:style-name="Index_20_Link" text:visited-style-name="Index_20_Link">DRIVERS<text:tab/>6</text:a></text:p>
          <text:p text:style-name="P24"><text:a xlink:type="simple" xlink:href="#__RefHeading___Toc165_2204658071" text:style-name="Index_20_Link" text:visited-style-name="Index_20_Link">LIBRARIES<text:tab/>6</text:a></text:p>
          <text:p text:style-name="P24"><text:a xlink:type="simple" xlink:href="#__RefHeading___Toc167_2204658071" text:style-name="Index_20_Link" text:visited-style-name="Index_20_Link">APPLICATIONS<text:tab/>6</text:a></text:p>
          <text:p text:style-name="P22"><text:a xlink:type="simple" xlink:href="#__RefHeading___Toc113_2204658071" text:style-name="Index_20_Link" text:visited-style-name="Index_20_Link">SOFTWARE<text:tab/>7</text:a></text:p>
          <text:p text:style-name="P23"><text:a xlink:type="simple" xlink:href="#__RefHeading___Toc169_2204658071" text:style-name="Index_20_Link" text:visited-style-name="Index_20_Link">TERMINAL<text:tab/>7</text:a></text:p>
          <text:p text:style-name="P23"><text:a xlink:type="simple" xlink:href="#__RefHeading___Toc171_2204658071" text:style-name="Index_20_Link" text:visited-style-name="Index_20_Link">PACKAGE MANAGER<text:tab/>7</text:a></text:p>
          <text:p text:style-name="P23"><text:a xlink:type="simple" xlink:href="#__RefHeading___Toc173_2204658071" text:style-name="Index_20_Link" text:visited-style-name="Index_20_Link">XSERVER<text:tab/>7</text:a></text:p>
          <text:p text:style-name="P22"><text:a xlink:type="simple" xlink:href="#__RefHeading___Toc115_2204658071" text:style-name="Index_20_Link" text:visited-style-name="Index_20_Link">DEVELOPMENT<text:tab/>8</text:a></text:p>
          <text:p text:style-name="P23"><text:a xlink:type="simple" xlink:href="#__RefHeading___Toc175_2204658071" text:style-name="Index_20_Link" text:visited-style-name="Index_20_Link">KERNEL DEVELOPMENT<text:tab/>8</text:a></text:p>
          <text:p text:style-name="P22"><text:a xlink:type="simple" xlink:href="#__RefHeading___Toc117_2204658071" text:style-name="Index_20_Link" text:visited-style-name="Index_20_Link">DISTRIBUTIONS<text:tab/>9</text:a></text:p>
          <text:p text:style-name="P23"><text:a xlink:type="simple" xlink:href="#__RefHeading___Toc177_2204658071" text:style-name="Index_20_Link" text:visited-style-name="Index_20_Link">GENERAL<text:tab/>9</text:a></text:p>
          <text:p text:style-name="P23"><text:a xlink:type="simple" xlink:href="#__RefHeading___Toc179_2204658071" text:style-name="Index_20_Link" text:visited-style-name="Index_20_Link">LIST OF DISTROS<text:tab/>9</text:a></text:p>
          <text:p text:style-name="P24"><text:a xlink:type="simple" xlink:href="#__RefHeading___Toc181_2204658071" text:style-name="Index_20_Link" text:visited-style-name="Index_20_Link">THE GRANDFATHERS<text:tab/>9</text:a></text:p>
          <text:p text:style-name="P24"><text:a xlink:type="simple" xlink:href="#__RefHeading___Toc183_2204658071" text:style-name="Index_20_Link" text:visited-style-name="Index_20_Link">BEGINNERS FRIENDLY<text:tab/>9</text:a></text:p>
          <text:p text:style-name="P24"><text:a xlink:type="simple" xlink:href="#__RefHeading___Toc185_2204658071" text:style-name="Index_20_Link" text:visited-style-name="Index_20_Link">THE SPECIALISTS<text:tab/>9</text:a></text:p>
          <text:p text:style-name="P22"><text:a xlink:type="simple" xlink:href="#__RefHeading___Toc119_2204658071" text:style-name="Index_20_Link" text:visited-style-name="Index_20_Link">PROS AND CONS<text:tab/>10</text:a></text:p>
          <text:p text:style-name="P23"><text:a xlink:type="simple" xlink:href="#__RefHeading___Toc187_2204658071" text:style-name="Index_20_Link" text:visited-style-name="Index_20_Link">PROS<text:tab/>10</text:a></text:p>
          <text:p text:style-name="P23"><text:a xlink:type="simple" xlink:href="#__RefHeading___Toc189_2204658071" text:style-name="Index_20_Link" text:visited-style-name="Index_20_Link">CONS<text:tab/>10</text:a></text:p>
          <text:p text:style-name="P22"><text:a xlink:type="simple" xlink:href="#__RefHeading___Toc121_2204658071" text:style-name="Index_20_Link" text:visited-style-name="Index_20_Link">SHOWCASE<text:tab/>11</text:a></text:p>
          <text:p text:style-name="P23"><text:a xlink:type="simple" xlink:href="#__RefHeading___Toc564_2854493217" text:style-name="Index_20_Link" text:visited-style-name="Index_20_Link">Virtual Machine 1<text:tab/>11</text:a></text:p>
          <text:p text:style-name="P23"><text:a xlink:type="simple" xlink:href="#__RefHeading___Toc566_2854493217" text:style-name="Index_20_Link" text:visited-style-name="Index_20_Link">Virtual Machine 2<text:tab/>11</text:a></text:p>
          <text:p text:style-name="P23"><text:a xlink:type="simple" xlink:href="#__RefHeading___Toc568_2854493217" text:style-name="Index_20_Link" text:visited-style-name="Index_20_Link">Virtual Machine 3<text:tab/>11</text:a></text:p>
          <text:p text:style-name="P23"><text:soft-page-break/><text:a xlink:type="simple" xlink:href="#__RefHeading___Toc570_2854493217" text:style-name="Index_20_Link" text:visited-style-name="Index_20_Link">Virtual Machine 4<text:tab/>11</text:a></text:p>
          <text:p text:style-name="P22"><text:a xlink:type="simple" xlink:href="#__RefHeading___Toc388_3431358833" text:style-name="Index_20_Link" text:visited-style-name="Index_20_Link">SOURCES<text:tab/>12</text:a></text:p>
          <text:p text:style-name="P23"><text:a xlink:type="simple" xlink:href="#__RefHeading___Toc390_3431358833" text:style-name="Index_20_Link" text:visited-style-name="Index_20_Link">TEXT<text:tab/>12</text:a></text:p>
          <text:p text:style-name="P23"><text:a xlink:type="simple" xlink:href="#__RefHeading___Toc392_3431358833" text:style-name="Index_20_Link" text:visited-style-name="Index_20_Link">BOOKS<text:tab/>12</text:a></text:p>
          <text:p text:style-name="P23"><text:a xlink:type="simple" xlink:href="#__RefHeading___Toc394_3431358833" text:style-name="Index_20_Link" text:visited-style-name="Index_20_Link">VIDEOS<text:tab/>12</text:a></text:p>
          <text:p text:style-name="P23"><text:a xlink:type="simple" xlink:href="#__RefHeading___Toc396_3431358833" text:style-name="Index_20_Link" text:visited-style-name="Index_20_Link">IMAGES<text:tab/>12</text:a></text:p>
        </text:index-body>
      </text:table-of-content>
      <text:h text:style-name="P25" text:outline-level="1"/>
      <text:h text:style-name="P30" text:outline-level="1"><text:bookmark-start text:name="__RefHeading___Toc105_2204658071"/>INTRODUCTION<text:bookmark-end text:name="__RefHeading___Toc105_2204658071"/></text:h>
      <text:p text:style-name="P2">Good Morning all…<text:line-break/>Today I want to tell you a little story about GNU Linux and why it’s the best.<text:line-break/>Although It is actually called GNU Linux, I will call it just Linux, for convenience.</text:p>
      <text:p text:style-name="P2">To give a first summorice of the topic, I found these three sentences:<text:line-break/>- a free operating system<text:line-break/>- a lifestyle<text:line-break/>- an alternative</text:p>
      <text:p text:style-name="P2">which explains Linux really, thats everything thats about it.</text:p>
      <text:p text:style-name="P2">For the content I will begin with history, which will be the biggest topic of this presentation.<text:line-break/>I will also mention the philosophy(s).<text:line-break/>Followed by the technical side of Linux. Than I will go over to how Linux is developed and explain the resulting. As a conclusion I will specifiy some pros and cons and finally show you a little bit of the operating system itself.</text:p>
      <text:p text:style-name="P2">The goal of my presentation, is to give you an overview and let you know, that Linux can be a viable option for everone.</text:p>
      <text:h text:style-name="P26" text:outline-level="1"/>
      <text:h text:style-name="P31" text:outline-level="1"><text:bookmark-start text:name="__RefHeading___Toc107_2204658071"/>HISTORY<text:bookmark-end text:name="__RefHeading___Toc107_2204658071"/></text:h>
      <text:h text:style-name="P35" text:outline-level="2"><text:bookmark-start text:name="__RefHeading___Toc127_2204658071"/>UNIX<text:bookmark-end text:name="__RefHeading___Toc127_2204658071"/></text:h>
      <text:p text:style-name="P2">The history of Linux begins in the 1960’s, technically speaking in 69 at Bell Laboratories, when these two guys. “Ken Thompson and Dennis Ritchie” developed the Unix Operating System.</text:p>
      <text:p text:style-name="P2">…</text:p>
      <text:h text:style-name="P35" text:outline-level="2"><text:bookmark-start text:name="__RefHeading___Toc129_2204658071"/>GNU<text:bookmark-end text:name="__RefHeading___Toc129_2204658071"/></text:h>
      <text:p text:style-name="P2">In 1983 Richard Stallman founded the GNU-Project.<text:line-break/>He had the goal to create a UNIX-like operating system.<text:line-break/>There has been written a great amount of software for it, but the main component, the operating system Kernel “GNU Hurd” was still in a very slow, early development.</text:p>
      <text:h text:style-name="P35" text:outline-level="2"><text:bookmark-start text:name="__RefHeading___Toc131_2204658071"/>LINUX<text:bookmark-end text:name="__RefHeading___Toc131_2204658071"/></text:h>
      <text:p text:style-name="P3">In 1991, the young student Linus Torvalds send an email into a minix usergroup:</text:p>
      <text:p text:style-name="P3">He build a UNIX like Operating System from Scratch to have a UNIX for his personal machine, for fun and to help other students out. Who wanted to build their own operating system themselves, without starting from ground up.</text:p>
      <text:h text:style-name="P27" text:outline-level="1"/>
      <text:h text:style-name="P32" text:outline-level="1"><text:bookmark-start text:name="__RefHeading___Toc109_2204658071"/>PHILOSOPHY<text:bookmark-end text:name="__RefHeading___Toc109_2204658071"/></text:h>
      <text:h text:style-name="P35" text:outline-level="2"><text:bookmark-start text:name="__RefHeading___Toc133_2204658071"/>UNIX<text:bookmark-end text:name="__RefHeading___Toc133_2204658071"/></text:h>
      <text:h text:style-name="P35" text:outline-level="2"><text:bookmark-start text:name="__RefHeading___Toc135_2204658071"/>FREE SOFTWARE<text:bookmark-end text:name="__RefHeading___Toc135_2204658071"/></text:h>
      <text:p text:style-name="P3">Free Software can be defined by the four freedoms:</text:p>
      <text:h text:style-name="P41" text:outline-level="3"><text:bookmark-start text:name="__RefHeading___Toc138_2204658071"/>FREEDOM 0<text:bookmark-end text:name="__RefHeading___Toc138_2204658071"/></text:h>
      <text:p text:style-name="P3">Freedom to run the program for any purpose.</text:p>
      <text:h text:style-name="P41" text:outline-level="3"><text:bookmark-start text:name="__RefHeading___Toc140_2204658071"/>FREEDOM 1<text:bookmark-end text:name="__RefHeading___Toc140_2204658071"/></text:h>
      <text:p text:style-name="P3">Freedom to study and change the program;<text:line-break/>access to the underlying source code</text:p>
      <text:h text:style-name="P41" text:outline-level="3"><text:bookmark-start text:name="__RefHeading___Toc142_2204658071"/>FREEDOM 2<text:bookmark-end text:name="__RefHeading___Toc142_2204658071"/></text:h>
      <text:p text:style-name="P3">Freedom to share copies to help your neighbor</text:p>
      <text:h text:style-name="P41" text:outline-level="3"><text:bookmark-start text:name="__RefHeading___Toc144_2204658071"/>FREEDOM 3<text:bookmark-end text:name="__RefHeading___Toc144_2204658071"/></text:h>
      <text:p text:style-name="P3">Freedom to distribute copies of modiefied versions to others</text:p>
      <text:h text:style-name="P28" text:outline-level="1"/>
      <text:h text:style-name="P33" text:outline-level="1"><text:bookmark-start text:name="__RefHeading___Toc111_2204658071"/>ARCHITECTURE<text:bookmark-end text:name="__RefHeading___Toc111_2204658071"/></text:h>
      <text:h text:style-name="P36" text:outline-level="2"><text:bookmark-start text:name="__RefHeading___Toc153_2204658071"/>OPERATING SYSTEM<text:bookmark-end text:name="__RefHeading___Toc153_2204658071"/></text:h>
      <text:p text:style-name="P4">Before I start explaining technical details, I have to explain what an even Operating System is, in the first place.<text:line-break/>An operating System is a system software that manages the computer hardware, software resources and provides common services for Applications.</text:p>
      <text:p text:style-name="P4">The operating system is an Instance between the hardware and the user Applications.</text:p>
      <text:h text:style-name="P36" text:outline-level="2"><text:bookmark-start text:name="__RefHeading___Toc155_2204658071"/>OVERALL STRUCTURE<text:bookmark-end text:name="__RefHeading___Toc155_2204658071"/></text:h>
      <text:h text:style-name="P36" text:outline-level="2"><text:bookmark-start text:name="__RefHeading___Toc157_2204658071"/>COMPONENTS EXPLAINED IN DETAIL<text:bookmark-end text:name="__RefHeading___Toc157_2204658071"/></text:h>
      <text:h text:style-name="P42" text:outline-level="3"><text:bookmark-start text:name="__RefHeading___Toc159_2204658071"/>HARDWARE<text:bookmark-end text:name="__RefHeading___Toc159_2204658071"/></text:h>
      <text:h text:style-name="P36" text:outline-level="2"><text:bookmark-start text:name="__RefHeading___Toc161_2204658071"/>KERNEL<text:bookmark-end text:name="__RefHeading___Toc161_2204658071"/></text:h>
      <text:h text:style-name="P42" text:outline-level="3"><text:bookmark-start text:name="__RefHeading___Toc163_2204658071"/>DRIVERS<text:bookmark-end text:name="__RefHeading___Toc163_2204658071"/></text:h>
      <text:h text:style-name="P42" text:outline-level="3"><text:bookmark-start text:name="__RefHeading___Toc165_2204658071"/>LIBRARIES<text:bookmark-end text:name="__RefHeading___Toc165_2204658071"/></text:h>
      <text:h text:style-name="P42" text:outline-level="3"><text:bookmark-start text:name="__RefHeading___Toc167_2204658071"/>APPLICATIONS<text:bookmark-end text:name="__RefHeading___Toc167_2204658071"/></text:h>
      <text:h text:style-name="P28" text:outline-level="1"/>
      <text:h text:style-name="P33" text:outline-level="1"><text:bookmark-start text:name="__RefHeading___Toc113_2204658071"/>SOFTWARE<text:bookmark-end text:name="__RefHeading___Toc113_2204658071"/></text:h>
      <text:h text:style-name="P36" text:outline-level="2"><text:bookmark-start text:name="__RefHeading___Toc169_2204658071"/>TERMINAL<text:bookmark-end text:name="__RefHeading___Toc169_2204658071"/></text:h>
      <text:p text:style-name="P12"><text:span text:style-name="T7">L</text:span><text:span text:style-name="T4">inux is a terminal based operating system.<text:line-break/>The Terminal actually called shell is the most used tool in Linux.<text:line-break/>Nowadays most Applications provide a graphical user interface (GUI).<text:line-break/>But for some tasks the Terminal is quite handy.<text:line-break/>In Linux you don’t have to use it, but it makes your life easier if you get to know it.</text:span></text:p>
      <text:h text:style-name="P36" text:outline-level="2"><text:bookmark-start text:name="__RefHeading___Toc171_2204658071"/>PACKAGE MANAGER<text:bookmark-end text:name="__RefHeading___Toc171_2204658071"/></text:h>
      <text:p text:style-name="P12"><text:span text:style-name="T7">T</text:span><text:span text:style-name="T4">he package manager is like an oldschool app store.<text:line-break/>The package manager works with public repositories where packages (applications) are stored and updated by the developers.<text:line-break/>Users can download, install and update software via the package manager.<text:line-break/>Common package managers are apt and pacman.</text:span></text:p>
      <text:h text:style-name="P36" text:outline-level="2"><text:bookmark-start text:name="__RefHeading___Toc173_2204658071"/>XSERVER<text:bookmark-end text:name="__RefHeading___Toc173_2204658071"/></text:h>
      <text:p text:style-name="P12"><text:span text:style-name="T7">U</text:span><text:span text:style-name="T4">nlike the unmodular Windows, the Linux Operating System and it’s components for graphical user interfaces and windows aren’t bind together.</text:span></text:p>
      <text:p text:style-name="P44">There exists a kind of addition for that which is called the X window system.<text:line-break/>With which Linux can handle Windows and Graphical Environments.</text:p>
      <text:p text:style-name="P44">The Xserver can run Desktop Environments and Window Managers.</text:p>
      <text:h text:style-name="P28" text:outline-level="1"/>
      <text:h text:style-name="P33" text:outline-level="1"><text:bookmark-start text:name="__RefHeading___Toc115_2204658071"/>DEVELOPMENT<text:bookmark-end text:name="__RefHeading___Toc115_2204658071"/></text:h>
      <text:h text:style-name="P37" text:outline-level="2"><text:bookmark-start text:name="__RefHeading___Toc175_2204658071"/>KERNEL DEVELOPMENT<text:bookmark-end text:name="__RefHeading___Toc175_2204658071"/></text:h>
      <text:p text:style-name="P5">unlike other operating systems, Linux is built collaboratively across<text:line-break/>companies, geographies and markets resolving into the largest collaborative development project in the history of computing. tousands of developers have contributed to the linux kernel This contributions have resolved in about 28 million lines of code but its not just about the number of lines of code. Its also how quickly linux is developed and released. i.E. a major kernel comes out every 2-3 months. Unique collaborative development process, when submitting code to the linux kernel developers break changes into individual units called patches a patch describes the lines that need to be changed, added or removed from the source code. Each patch can add a new feature, new support for a device, fix a problem, improve performance or rework things to be mor easily understood. Developers post their patches to the revelant mailing lists where other developers can reply with feedback, when the path is close to being release ready. It is accepted by a senior linux kernel developer or maintainer who manages one or more of 100 different sections of the kernel (this is not a guarantee that it will go to the main line. Here it gets an even more extensive evaluation when the maintainer finished the review he will</text:p>
      <text:p text:style-name="P5">sign off the patch and send it on to linux torvalds who has the ultimate authority on what is accepted into the next release and what is not, nearly 10.000 patches go into almost every new release about 6 patches are applied to the kernel each hour.</text:p>
      <text:h text:style-name="P28" text:outline-level="1"/>
      <text:h text:style-name="P33" text:outline-level="1"><text:bookmark-start text:name="__RefHeading___Toc117_2204658071"/>DISTRIBUTIONS<text:bookmark-end text:name="__RefHeading___Toc117_2204658071"/></text:h>
      <text:h text:style-name="P38" text:outline-level="2"><text:bookmark-start text:name="__RefHeading___Toc177_2204658071"/>GENERAL<text:bookmark-end text:name="__RefHeading___Toc177_2204658071"/></text:h>
      <text:p text:style-name="P1">A Linux distribution is a set of tuned software around the linux kernel (which is tuned in most times too) What all Linux distributions have in Common is, that they all work on a or the linux kernel and use GNU Software. Nearly every distributions is built around a package management system. That means that all parts of the distribution can be installed, deinstalled und updated via the package manager. Distributions are made by companies or by groups of international volunteers.</text:p>
      <text:h text:style-name="P38" text:outline-level="2"><text:bookmark-start text:name="__RefHeading___Toc179_2204658071"/>LIST OF DISTROS<text:bookmark-end text:name="__RefHeading___Toc179_2204658071"/></text:h>
      <text:h text:style-name="P43" text:outline-level="3"><text:bookmark-start text:name="__RefHeading___Toc181_2204658071"/>THE GRANDFATHERS<text:bookmark-end text:name="__RefHeading___Toc181_2204658071"/></text:h>
      <text:p text:style-name="P10"><text:span text:style-name="T5">- </text:span><text:span text:style-name="T6">Debian</text:span></text:p>
      <text:p text:style-name="P45">- Arch</text:p>
      <text:p text:style-name="P45">- Slackware</text:p>
      <text:p text:style-name="P45">- RedHat</text:p>
      <text:p text:style-name="P45">- Fedora</text:p>
      <text:p text:style-name="P45">- SUSE</text:p>
      <text:h text:style-name="P43" text:outline-level="3"><text:bookmark-start text:name="__RefHeading___Toc183_2204658071"/>BEGINNERS FRIENDLY<text:bookmark-end text:name="__RefHeading___Toc183_2204658071"/></text:h>
      <text:p text:style-name="P10"><text:span text:style-name="T5">- </text:span><text:span text:style-name="T6">Ubuntu</text:span></text:p>
      <text:p text:style-name="P45">- Manjaro</text:p>
      <text:p text:style-name="P45">- Mint</text:p>
      <text:p text:style-name="P45">- PopOS!</text:p>
      <text:h text:style-name="P43" text:outline-level="3"><text:bookmark-start text:name="__RefHeading___Toc185_2204658071"/>THE SPECIALISTS<text:bookmark-end text:name="__RefHeading___Toc185_2204658071"/></text:h>
      <text:p text:style-name="P11"><text:span text:style-name="T5">- </text:span><text:span text:style-name="T4">Kali</text:span></text:p>
      <text:p text:style-name="P46">- Trisquel</text:p>
      <text:p text:style-name="P46">- Parabola</text:p>
      <text:p text:style-name="P46">- Gentoo</text:p>
      <text:h text:style-name="P29" text:outline-level="1"><text:bookmark-start text:name="__RefHeading___Toc119_2204658071"/><text:soft-page-break/>PROS AND CONS<text:bookmark-end text:name="__RefHeading___Toc119_2204658071"/></text:h>
      <text:h text:style-name="P39" text:outline-level="2"><text:bookmark-start text:name="__RefHeading___Toc187_2204658071"/>PROS<text:bookmark-end text:name="__RefHeading___Toc187_2204658071"/></text:h>
      <text:h text:style-name="P39" text:outline-level="2"><text:bookmark-start text:name="__RefHeading___Toc189_2204658071"/>CONS<text:bookmark-end text:name="__RefHeading___Toc189_2204658071"/></text:h>
      <text:h text:style-name="P33" text:outline-level="1"><text:bookmark-start text:name="__RefHeading___Toc121_2204658071"/>SHOWCASE<text:bookmark-end text:name="__RefHeading___Toc121_2204658071"/></text:h>
      <text:h text:style-name="P40" text:outline-level="2"><text:bookmark-start text:name="__RefHeading___Toc564_2854493217"/>Virtual Machine 1<text:bookmark-end text:name="__RefHeading___Toc564_2854493217"/></text:h>
      <text:h text:style-name="P40" text:outline-level="2"><text:bookmark-start text:name="__RefHeading___Toc566_2854493217"/>Virtual Machine 2<text:bookmark-end text:name="__RefHeading___Toc566_2854493217"/></text:h>
      <text:h text:style-name="P40" text:outline-level="2"><text:bookmark-start text:name="__RefHeading___Toc568_2854493217"/>Virtual Machine 3<text:bookmark-end text:name="__RefHeading___Toc568_2854493217"/></text:h>
      <text:h text:style-name="P40" text:outline-level="2"><text:bookmark-start text:name="__RefHeading___Toc570_2854493217"/>Virtual Machine 4<text:bookmark-end text:name="__RefHeading___Toc570_2854493217"/></text:h>
      <text:h text:style-name="P34" text:outline-level="1"><text:bookmark-start text:name="__RefHeading___Toc388_3431358833"/>SOURCES<text:bookmark-end text:name="__RefHeading___Toc388_3431358833"/></text:h>
      <text:h text:style-name="Heading_20_2" text:outline-level="2"><text:bookmark-start text:name="__RefHeading___Toc390_3431358833"/>TEXT<text:bookmark-end text:name="__RefHeading___Toc390_3431358833"/></text:h>
      <text:p text:style-name="P7"><text:a xlink:type="simple" xlink:href="https://en.wikipedia.org/wiki/Linux" text:style-name="Internet_20_link" text:visited-style-name="Visited_20_Internet_20_Link"><text:span text:style-name="T3">https://en.wikipedia.org/wiki/Linux</text:span></text:a><text:span text:style-name="T3"><text:line-break/>https://de.wikipedia.org/wiki/Linux </text:span><text:a xlink:type="simple" xlink:href="https://de.wikipedia.org/wiki/Geschichte_von_Linux" text:style-name="Internet_20_link" text:visited-style-name="Visited_20_Internet_20_Link"><text:span text:style-name="T3">https://de.wikipedia.org/wiki/Geschichte_von_Linux</text:span></text:a><text:span text:style-name="T3"><text:line-break/>https://en.wikipedia.org/wiki/History_of_Linux https://referate.mezdata.de/sj2001/linux-referat_milan_lin/ausarbeitung.html</text:span></text:p>
      <text:h text:style-name="Heading_20_2" text:outline-level="2"><text:bookmark-start text:name="__RefHeading___Toc392_3431358833"/>BOOKS<text:bookmark-end text:name="__RefHeading___Toc392_3431358833"/></text:h>
      <text:p text:style-name="P20">IT-Handbuch für Fachinformatiker ISBN 978-3-8362-7023-6</text:p>
      <text:p text:style-name="P21">Linux Das <text:span text:style-name="T8">umfassende Handbuch ISBN 978-3-8362-1822-1</text:span></text:p>
      <text:h text:style-name="Heading_20_2" text:outline-level="2"><text:bookmark-start text:name="__RefHeading___Toc394_3431358833"/>VIDEOS<text:bookmark-end text:name="__RefHeading___Toc394_3431358833"/></text:h>
      <text:p text:style-name="P6">Why so many distros? The Weird History of Linux:<text:a xlink:type="simple" xlink:href="https://youtube.com/watch?v=ShcR4Zfc6Dw" text:style-name="Internet_20_link" text:visited-style-name="Visited_20_Internet_20_Link">https://youtube.com/watch?v=ShcR4Zfc6Dw</text:a><text:line-break/>How Linux is build:<text:a xlink:type="simple" xlink:href="https://www.youtube.com/watch?v=yVpbFMhOAwE" text:style-name="Internet_20_link" text:visited-style-name="Visited_20_Internet_20_Link">https://www.youtube.com/watch?v=yVpbFMhOAwE</text:a><text:line-break/>Unix-philosophy:https://www.youtube.com/watch?v=dDwXnB6XeiA</text:p>
      <text:h text:style-name="Heading_20_2" text:outline-level="2"><text:bookmark-start text:name="__RefHeading___Toc396_3431358833"/>IMAGES<text:bookmark-end text:name="__RefHeading___Toc396_3431358833"/></text:h>
      <text:p text:style-name="P6">Tux-image: <text:a xlink:type="simple" xlink:href="https://upload.wikimedia.org/wikipedia/commons/3/3a/Tux_Mono.svg" text:style-name="Internet_20_link" text:visited-style-name="Visited_20_Internet_20_Link">https://upload.wikimedia.org/wikipedia/commons/3/3a/Tux_Mono.svg</text:a></text:p>
      <text:p text:style-name="P6">gnu-image: <text:a xlink:type="simple" xlink:href="https://upload.wikimedia.org/wikipedia/en/2/22/Heckert_GNU_white.svg" text:style-name="Internet_20_link" text:visited-style-name="Visited_20_Internet_20_Link">https://upload.wikimedia.org/wikipedia/en/2/22/Heckert_GNU_white.svg</text:a></text:p>
      <text:p text:style-name="P6">distributions:<text:line-break/><text:a xlink:type="simple" xlink:href="https://upload.wikimedia.org/wikipedia/commons/8/83/Linux_Distribution_Timeline_27_02_21.svg" text:style-name="Internet_20_link" text:visited-style-name="Visited_20_Internet_20_Link">https://upload.wikimedia.org/wikipedia/commons/8/83/Linux_Distribution_Timeline_27_02_21.svg</text:a></text:p>
      <text:p text:style-name="P6">pdp7:<text:line-break/><text:a xlink:type="simple" xlink:href="https://upload.wikimedia.org/wikipedia/commons/b/bb/Pdp-7-oslo-2004.jpeg" text:style-name="Internet_20_link" text:visited-style-name="Visited_20_Internet_20_Link">https://upload.wikimedia.org/wikipedia/commons/b/bb/Pdp-7-oslo-2004.jpeg</text:a></text:p>
      <text:p text:style-name="P6">pdp72:<text:line-break/><text:a xlink:type="simple" xlink:href="https://upload.wikimedia.org/wikipedia/commons/5/52/Pdp7-oslo-2005.jpeg" text:style-name="Internet_20_link" text:visited-style-name="Visited_20_Internet_20_Link">https://upload.wikimedia.org/wikipedia/commons/5/52/Pdp7-oslo-2005.jpeg</text:a></text:p>
      <text:p text:style-name="P6">peace_love_linux:<text:line-break/><text:a xlink:type="simple" xlink:href="https://www.reddit.com/r/IBM/comments/gbbol7/2001ish_i_snagged_this_flag_when_company_was/" text:style-name="Internet_20_link" text:visited-style-name="Visited_20_Internet_20_Link">https://www.reddit.com/r/IBM/comments/gbbol7/2001ish_i_snagged_this_flag_when_company_was/</text:a></text:p>
      <text:p text:style-name="P6">arch_linux:<text:line-break/><text:a xlink:type="simple" xlink:href="https://archlinux.org/static/logos/archlinux-logo-dark-1200dpi.b42bd35d5916.png" text:style-name="Internet_20_link" text:visited-style-name="Visited_20_Internet_20_Link">https://archlinux.org/static/logos/archlinux-logo-dark-1200dpi.b42bd35d5916.png</text:a></text:p>
      <text:p text:style-name="P6"><text:soft-page-break/>debian:<text:line-break/><text:a xlink:type="simple" xlink:href="https://abstract-technology.de/media/technology/debian/debian-logo-horizontal.gif/image_view_fullscreen" text:style-name="Internet_20_link" text:visited-style-name="Visited_20_Internet_20_Link">https://abstract-technology.de/media/technology/debian/debian-logo-horizontal.gif/image_view_fullscreen</text:a></text:p>
      <text:p text:style-name="P6">ubuntu:<text:line-break/><text:a xlink:type="simple" xlink:href="https://iconape.com/ubuntu-2-logo-icon-svg-png.html" text:style-name="Internet_20_link" text:visited-style-name="Visited_20_Internet_20_Link">https://iconape.com/ubuntu-2-logo-icon-svg-png.html</text:a></text:p>
      <text:p text:style-name="P6">manjaro:<text:line-break/><text:a xlink:type="simple" xlink:href="https://upload.wikimedia.org/wikipedia/commons/thumb/3/3e/Manjaro-logo.svg/1024px-Manjaro-logo.svg.png" text:style-name="Internet_20_link" text:visited-style-name="Visited_20_Internet_20_Link">https://upload.wikimedia.org/wikipedia/commons/thumb/3/3e/Manjaro-logo.svg/1024px-Manjaro-logo.svg.png</text:a></text:p>
      <text:p text:style-name="P6">email:<text:line-break/><text:a xlink:type="simple" xlink:href="https://www.stockio.com/free-icon/rosalinda-email-mail-open-at" text:style-name="Internet_20_link" text:visited-style-name="Visited_20_Internet_20_Link">https://www.stockio.com/free-icon/rosalinda-email-mail-open-at</text:a></text:p>
      <text:p text:style-name="P6">linux-bg:<text:line-break/><text:a xlink:type="simple" xlink:href="https://www.reddit.com/r/wallpaper/comments/kcffkg/1920x1080_penguin_linux_wallpaper_dark_light_svg/" text:style-name="Internet_20_link" text:visited-style-name="Visited_20_Internet_20_Link">https://www.reddit.com/r/wallpaper/comments/kcffkg/1920x1080_penguin_linux_wallpaper_dark_light_svg/</text:a></text:p>
      <text:p text:style-name="P6">executable:<text:line-break/><text:a xlink:type="simple" xlink:href="https://icons.iconarchive.com/icons/alecive/flatwoken/512/Apps-Run-Executable-icon.png" text:style-name="Internet_20_link" text:visited-style-name="Visited_20_Internet_20_Link">https://icons.iconarchive.com/icons/alecive/flatwoken/512/Apps-Run-Executable-icon.png</text:a></text:p>
      <text:p text:style-name="P6">sourcecode:<text:line-break/><text:a xlink:type="simple" xlink:href="https://images.iconfu.com/sets/9-line/icons/code_icon.png" text:style-name="Internet_20_link" text:visited-style-name="Visited_20_Internet_20_Link">https://images.iconfu.com/sets/9-line/icons/code_icon.png</text:a></text:p>
      <text:p text:style-name="P6">share:<text:line-break/><text:a xlink:type="simple" xlink:href="https://cdn1.iconfinder.com/data/icons/strongicon-user/24/share-10-512.png" text:style-name="Internet_20_link" text:visited-style-name="Visited_20_Internet_20_Link">https://cdn1.iconfinder.com/data/icons/strongicon-user/24/share-10-512.png</text:a></text:p>
      <text:p text:style-name="P6">distribute_icon:<text:line-break/><text:a xlink:type="simple" xlink:href="https://cdn0.iconfinder.com/data/icons/business-strategy-3/500/business-strategy-tactic-trick_10-512.png" text:style-name="Internet_20_link" text:visited-style-name="Visited_20_Internet_20_Link">https://cdn0.iconfinder.com/data/icons/business-strategy-3/500/business-strategy-tactic-trick_10-512.png</text:a></text:p>
      <text:p text:style-name="P6">kali:<text:line-break/><text:a xlink:type="simple" xlink:href="https://www.pngitem.com/download/hmmoowx_kali-linux-logo-png-png-download-kali-linux/" text:style-name="Internet_20_link" text:visited-style-name="Visited_20_Internet_20_Link">https://www.pngitem.com/download/hmmoowx_kali-linux-logo-png-png-download-kali-linux/</text:a></text:p>
      <text:p text:style-name="P6">suse:<text:line-break/><text:a xlink:type="simple" xlink:href="https://www.openchainproject.org/wp-content/uploads/sites/15/2018/10/224623LOGO.jpg" text:style-name="Internet_20_link" text:visited-style-name="Visited_20_Internet_20_Link">https://www.openchainproject.org/wp-content/uploads/sites/15/2018/10/224623LOGO.jpg</text:a></text:p>
      <text:p text:style-name="P6">redhat:<text:line-break/><text:a xlink:type="simple" xlink:href="http://videos.cdn.redhat.com/NEXT/new-brand/Logo-RedHat-A-Color-RGB.svg" text:style-name="Internet_20_link" text:visited-style-name="Visited_20_Internet_20_Link">http://videos.cdn.redhat.com/NEXT/new-brand/Logo-RedHat-A-Color-RGB.svg</text:a></text:p>
      <text:p text:style-name="P6">fedora:<text:line-break/><text:a xlink:type="simple" xlink:href="https://www.cleanpng.com/png-fedora-project-linux-distribution-installation-1850505/download-png.html" text:style-name="Internet_20_link" text:visited-style-name="Visited_20_Internet_20_Link">https://www.cleanpng.com/png-fedora-project-linux-distribution-installation-1850505/download-png.html</text:a></text:p>
      <text:p text:style-name="P6">slackware:<text:line-break/><text:a xlink:type="simple" xlink:href="https://upload.wikimedia.org/wikipedia/commons/2/22/Slackware_logo_from_the_official_Slackware_site.svg" text:style-name="Internet_20_link" text:visited-style-name="Visited_20_Internet_20_Link">https://upload.wikimedia.org/wikipedia/commons/2/22/Slackware_logo_from_the_official_Slackware_site.svg</text:a></text:p>
      <text:p text:style-name="P6">linus_torvalds_young:</text:p>
      <text:p text:style-name="P6"><text:soft-page-break/><text:a xlink:type="simple" xlink:href="https://pclosmag.com/html/Issues/201608/images/page01/linus-torvalds-young-cropped.jpg" text:style-name="Internet_20_link" text:visited-style-name="Visited_20_Internet_20_Link">https://pclosmag.com/html/Issues/201608/images/page01/linus-torvalds-young-cropped.jp</text:a><text:a xlink:type="simple" xlink:href="https://pclosmag.com/html/Issues/201608/images/page01/linus-torvalds-young-cropped.jpg" text:style-name="Internet_20_link" text:visited-style-name="Visited_20_Internet_20_Link"><text:span text:style-name="T2">g</text:span></text:a></text:p>
      <text:p text:style-name="P8">stallman_young:<text:line-break/><text:a xlink:type="simple" xlink:href="https://s2.dmcdn.net/v/2OEGT1VjrbPciAvG7/x1080" text:style-name="Internet_20_link" text:visited-style-name="Visited_20_Internet_20_Link">https://s2.dmcdn.net/v/2OEGT1VjrbPciAvG7/x1080</text:a></text:p>
      <text:p text:style-name="P9">stallman_old:</text:p>
      <text:p text:style-name="P9"><text:a xlink:type="simple" xlink:href="https://upload.wikimedia.org/wikipedia/commons/7/7b/Richard_Stallman_-_Fête_de_l%27Humanité_2014_-_010.jpg" text:style-name="Internet_20_link" text:visited-style-name="Visited_20_Internet_20_Link">https://upload.wikimedia.org/wikipedia/commons/7/7b/Richard_Stallman_-_F%C3%AAte_de_l%27Humanit%C3%A9_2014_-_010.jpg</text:a></text:p>
      <text:p text:style-name="P14">mintlogo:</text:p>
      <text:p text:style-name="P14"><text:a xlink:type="simple" xlink:href="https://upload.wikimedia.org/wikipedia/commons/thumb/4/4a/Linux_Mint_logo_submission.svg/1280px-Linux_Mint_logo_submission.svg.png" text:style-name="Internet_20_link" text:visited-style-name="Visited_20_Internet_20_Link">https://upload.wikimedia.org/wikipedia/commons/thumb/4/4a/Linux_Mint_logo_submission.svg/1280px-Linux_Mint_logo_submission.svg.png</text:a></text:p>
      <text:p text:style-name="P15">pop_os_logo:</text:p>
      <text:p text:style-name="P15"><text:a xlink:type="simple" xlink:href="https://blog.sosordi.net/wp-content/uploads/2017/07/pop-os_logo.png" text:style-name="Internet_20_link" text:visited-style-name="Visited_20_Internet_20_Link">https://blog.sosordi.net/wp-content/uploads/2017/07/pop-os_logo.png</text:a></text:p>
      <text:p text:style-name="P16">triquel_logo:</text:p>
      <text:p text:style-name="P16"><text:a xlink:type="simple" xlink:href="https://upload.wikimedia.org/wikipedia/commons/thumb/0/01/Logo-Trisquel.svg/1035px-Logo-Trisquel.svg.png" text:style-name="Internet_20_link" text:visited-style-name="Visited_20_Internet_20_Link">https://upload.wikimedia.org/wikipedia/commons/thumb/0/01/Logo-Trisquel.svg/1035px-Logo-Trisquel.svg.png</text:a></text:p>
      <text:p text:style-name="P17">parabola_logo:</text:p>
      <text:p text:style-name="P17"><text:a xlink:type="simple" xlink:href="https://tuxnews.it/wp-content/uploads/2018/11/Parabola_Gnu_Linux-libre-logo.jpg" text:style-name="Internet_20_link" text:visited-style-name="Visited_20_Internet_20_Link">https://tuxnews.it/wp-content/uploads/2018/11/Parabola_Gnu_Linux-libre-logo.jpg</text:a></text:p>
      <text:p text:style-name="P18">gentoo_logo:</text:p>
      <text:p text:style-name="P18"><text:a xlink:type="simple" xlink:href="https://www.gentoo.org/assets/img/logo/gentoo-logo.png" text:style-name="Internet_20_link" text:visited-style-name="Visited_20_Internet_20_Link">https://www.gentoo.org/assets/img/logo/gentoo-logo.png</text:a></text:p>
      <text:p text:style-name="P19">knoppix_logo:</text:p>
      <text:p text:style-name="P19"><text:a xlink:type="simple" xlink:href="https://upload.wikimedia.org/wikipedia/commons/thumb/d/da/Knoppix_logo.svg/1200px-Knoppix_logo.svg.png" text:style-name="Internet_20_link" text:visited-style-name="Visited_20_Internet_20_Link">https://upload.wikimedia.org/wikipedia/commons/thumb/d/da/Knoppix_logo.svg/1200px-Knoppix_logo.svg.png</text:a></text:p>
      <text:p text:style-name="P48">desktop_computer:</text:p>
      <text:p text:style-name="P48"><text:a xlink:type="simple" xlink:href="https://i0.wp.com/www.solidsmack.com/wp-content/uploads/2018/07/lenovo-thinkstation-p330-family-comparison-00.jpg?fit=1920%2C1080&amp;ssl=1" text:style-name="Internet_20_link" text:visited-style-name="Visited_20_Internet_20_Link">https://i0.wp.com/www.solidsmack.com/wp-content/uploads/2018/07/lenovo-thinkstation-p330-family-comparison-00.jpg?fit=1920%2C1080&amp;ssl=1</text:a></text:p>
      <text:p text:style-name="P48">laptop:</text:p>
      <text:p text:style-name="P48"><text:a xlink:type="simple" xlink:href="https://flashcomputer.fr/wp-content/uploads/2017/10/Lenovo-T420.jpg" text:style-name="Internet_20_link" text:visited-style-name="Visited_20_Internet_20_Link">https://flashcomputer.fr/wp-content/uploads/2017/10/Lenovo-T420.jpg</text:a></text:p>
      <text:p text:style-name="P48">messy_server:</text:p>
      <text:p text:style-name="P48"><text:a xlink:type="simple" xlink:href="https://ns-data.com/wp-content/uploads/2018/05/before4-1.jpg" text:style-name="Internet_20_link" text:visited-style-name="Visited_20_Internet_20_Link">https://ns-data.com/wp-content/uploads/2018/05/before4-1.jpg</text:a></text:p>
      <text:p text:style-name="P49">main_frame:</text:p>
      <text:p text:style-name="P49"><text:a xlink:type="simple" xlink:href="https://www.silicon.es/wp-content/uploads/2012/08/ibm-mainframe-zenterprise-EC12.jpg" text:style-name="Internet_20_link" text:visited-style-name="Visited_20_Internet_20_Link">https://www.silicon.es/wp-content/uploads/2012/08/ibm-mainframe-zenterprise-EC12.jpg</text:a></text:p>
      <text:p text:style-name="P50"/>
      <text:p text:style-name="P55"><text:soft-page-break/>router:</text:p>
      <text:p text:style-name="P50"><text:a xlink:type="simple" xlink:href="https://eu.dlink.com/gr/el/-/media/product-pages/dsr/250n/1-dsr250na1image-lfront.png" text:style-name="Internet_20_link" text:visited-style-name="Visited_20_Internet_20_Link">https://eu.dlink.com/gr/el/-/media/product-pages/dsr/250n/1-dsr250na1image-lfront.png</text:a></text:p>
      <text:p text:style-name="P51">embedded_machine:<text:line-break/><text:a xlink:type="simple" xlink:href="https://www.cubitlab.com/wp-content/uploads/2014/02/rtvm-t2.jpg" text:style-name="Internet_20_link" text:visited-style-name="Visited_20_Internet_20_Link">https://www.cubitlab.com/wp-content/uploads/2014/02/rtvm-t2.jpg</text:a></text:p>
      <text:p text:style-name="P52">switch:</text:p>
      <text:p text:style-name="P52"><text:a xlink:type="simple" xlink:href="https://i.ytimg.com/vi/dZBGO2to7yE/maxresdefault.jpg" text:style-name="Internet_20_link" text:visited-style-name="Visited_20_Internet_20_Link">https://i.ytimg.com/vi/dZBGO2to7yE/maxresdefault.jpg</text:a></text:p>
      <text:p text:style-name="P52">iss:</text:p>
      <text:p text:style-name="P52"><text:a xlink:type="simple" xlink:href="https://now.northropgrumman.com/wp-content/uploads/2018/01/01.16.18_iss_thinkstockphotos-668022738_72dpi-e1516200048961.jpg" text:style-name="Internet_20_link" text:visited-style-name="Visited_20_Internet_20_Link">https://now.northropgrumman.com/wp-content/uploads/2018/01/01.16.18_iss_thinkstockphotos-668022738_72dpi-e1516200048961.jpg</text:a></text:p>
      <text:p text:style-name="P53">pine_phone:</text:p>
      <text:p text:style-name="P53"><text:a xlink:type="simple" xlink:href="https://upload.wikimedia.org/wikipedia/commons/1/19/PinePhone.jpg" text:style-name="Internet_20_link" text:visited-style-name="Visited_20_Internet_20_Link">https://upload.wikimedia.org/wikipedia/commons/1/19/PinePhone.jpg</text:a></text:p>
      <text:p text:style-name="P54">raspberry:</text:p>
      <text:p text:style-name="P54"><text:a xlink:type="simple" xlink:href="https://cdn-reichelt.de/bilder/web/xxl_ws/A300/RASPBERRY_PI_2_B_01.png" text:style-name="Internet_20_link" text:visited-style-name="Visited_20_Internet_20_Link">https://cdn-reichelt.de/bilder/web/xxl_ws/A300/RASPBERRY_PI_2_B_01.png</text:a></text:p>
      <text:p text:style-name="P54"/>
      <text:p text:style-name="P48"/>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fo:color="#282828" loext:opacity="100%" style:font-name="DejaVu Sans" fo:font-family="'DejaVu Sans'" style:font-style-name="Book"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282828" loext:opacity="100%" style:font-name="DejaVu Sans" fo:font-family="'DejaVu Sans'" style:font-style-name="Book" style:font-family-generic="swiss" style:font-pitch="variabl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color="#282828" loext:opacity="100%" style:font-name="DejaVu Sans" fo:font-family="'DejaVu Sans'" style:font-style-name="Book" style:font-family-generic="swiss" style:font-pitch="variable"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0:16:58.681587069</meta:creation-date>
    <dc:date>2021-06-13T14:41:39.890665451</dc:date>
    <meta:editing-duration>PT8H58M23S</meta:editing-duration>
    <meta:editing-cycles>45</meta:editing-cycles>
    <meta:generator>LibreOffice/7.0.6.2$Linux_X86_64 LibreOffice_project/00$Build-2</meta:generator>
    <meta:document-statistic meta:table-count="0" meta:image-count="0" meta:object-count="0" meta:page-count="15" meta:paragraph-count="195" meta:word-count="1229" meta:character-count="10808" meta:non-whitespace-character-count="9774"/>
  </office:meta>
</office:document-meta>
</file>